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223.09pt"/>
    </style:style>
    <style:style style:name="co3" style:family="table-column">
      <style:table-column-properties fo:break-before="auto" style:column-width="170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ntee" table:style-name="ta1">
        <table:shapes>
          <draw:frame draw:z-index="0" draw:style-name="gr1" draw:text-style-name="P1" svg:width="814.85pt" svg:height="509.16pt" svg:x="503.94pt" svg:y="121.21pt">
            <loext:p draw:notify-on-update-of-ranges="montee.A1:montee.A1 montee.A2:montee.A8 montee.B1:montee.B1 montee.B2:montee.B8 montee.A1:montee.A1 montee.A2:montee.A8 montee.C1:montee.C1 montee.C2:montee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 of board</text:p>
          </table:table-cell>
          <table:table-cell office:value-type="string" calcext:value-type="string">
            <text:p>avg Monte Carlo estimate for number of nodes</text:p>
          </table:table-cell>
          <table:table-cell office:value-type="string" calcext:value-type="string">
            <text:p>number of nodes in state space tre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.4" calcext:value-type="float">
            <text:p>75.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5.51" calcext:value-type="float">
            <text:p>265.5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1.36" calcext:value-type="float">
            <text:p>1061.3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44.696" calcext:value-type="float">
            <text:p>4044.696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58.264" calcext:value-type="float">
            <text:p>17458.264</text:p>
          </table:table-cell>
          <table:table-cell office:value-type="float" office:value="15721" calcext:value-type="float">
            <text:p>15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215.64" calcext:value-type="float">
            <text:p>83215.64</text:p>
          </table:table-cell>
          <table:table-cell office:value-type="float" office:value="72379" calcext:value-type="float">
            <text:p>723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9620.35" calcext:value-type="float">
            <text:p>379620.35</text:p>
          </table:table-cell>
          <table:table-cell office:value-type="float" office:value="348151" calcext:value-type="float">
            <text:p>348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8T13:10:39.456199557</dc:date>
    <meta:editing-duration>PT1H1M48S</meta:editing-duration>
    <meta:editing-cycles>5</meta:editing-cycles>
    <meta:generator>LibreOffice/5.0.5.2$Linux_X86_64 LibreOffice_project/0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botto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747cm" svg:height="17.963cm" xlink:href=".." xlink:type="simple" chart:class="chart:scatter" chart:style-name="ch1">
        <chart:title svg:x="4.976cm" svg:y="0.495cm" chart:style-name="ch2">
          <text:p>avg number of nodes in pruned state space tree vs actual number of nodes in state space tree</text:p>
        </chart:title>
        <chart:legend svg:x="17.414cm" svg:y="9.074cm" style:legend-expansion="custom" chartooo:width="9.23cm" chartooo:height="1.991cm" style:legend-expansion-aspect-ratio="4.63586137619287" chart:style-name="ch3"/>
        <chart:plot-area chart:style-name="ch4" table:cell-range-address="montee.A1:montee.C8" chart:data-source-has-labels="row" svg:x="1.585cm" svg:y="1.659cm" svg:width="26.588cm" svg:height="14.964cm">
          <chartooo:coordinate-region svg:x="2.392cm" svg:y="1.858cm" svg:width="24.854cm" svg:height="14.118cm"/>
          <chart:axis chart:dimension="x" chart:name="primary-x" chart:style-name="ch5">
            <chart:title svg:x="13.591cm" svg:y="16.982cm" chart:style-name="ch6">
              <text:p>board size (n * n)</text:p>
            </chart:title>
          </chart:axis>
          <chart:axis chart:dimension="y" chart:name="primary-y" chart:style-name="ch7">
            <chart:title svg:x="0.451cm" svg:y="11.857cm" chart:style-name="ch8">
              <text:p># of nodes in pruned state space tree</text:p>
            </chart:title>
            <chart:grid chart:style-name="ch9" chart:class="major"/>
          </chart:axis>
          <chart:series chart:style-name="ch10" chart:values-cell-range-address="montee.B2:montee.B8" chart:label-cell-address="montee.B1:montee.B1" chart:class="chart:scatter">
            <chart:domain table:cell-range-address="montee.A2:montee.A8"/>
            <chart:regression-curve chart:style-name="ch11">
              <chart:equation chart:display-equation="true" chart:display-r-square="false" svg:x="15.6cm" svg:y="2.532cm"/>
            </chart:regression-curve>
            <chart:data-point chart:repeated="2"/>
            <chart:data-point chart:style-name="ch12"/>
            <chart:data-point chart:repeated="4"/>
          </chart:series>
          <chart:series chart:style-name="ch13" chart:values-cell-range-address="montee.C2:montee.C8" chart:label-cell-address="montee.C1:montee.C1" chart:class="chart:scatter">
            <chart:regression-curve chart:style-name="ch14">
              <chart:equation chart:display-equation="true" chart:display-r-square="false" svg:x="10.798cm" svg:y="11.781cm"/>
            </chart:regression-curve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Monte Carlo estimate for number of nodes</text:p>
                <draw:g>
                  <svg:desc>montee.B1:montee.B1</svg:desc>
                </draw:g>
              </table:table-cell>
              <table:table-cell office:value-type="string">
                <text:p>number of nodes in state space tree</text:p>
                <draw:g>
                  <svg:desc>montee.C1:monte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montee.A2:montee.A8</svg:desc>
                </draw:g>
              </table:table-cell>
              <table:table-cell office:value-type="float" office:value="75.4">
                <text:p>75.4</text:p>
                <draw:g>
                  <svg:desc>montee.B2:montee.B8</svg:desc>
                </draw:g>
              </table:table-cell>
              <table:table-cell office:value-type="float" office:value="61">
                <text:p>61</text:p>
                <draw:g>
                  <svg:desc>montee.C2:montee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65.51">
                <text:p>265.5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61.36">
                <text:p>1061.3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044.696">
                <text:p>4044.696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7458.264">
                <text:p>17458.264</text:p>
              </table:table-cell>
              <table:table-cell office:value-type="float" office:value="15721">
                <text:p>15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3215.64">
                <text:p>83215.64</text:p>
              </table:table-cell>
              <table:table-cell office:value-type="float" office:value="72379">
                <text:p>72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79620.35">
                <text:p>379620.35</text:p>
              </table:table-cell>
              <table:table-cell office:value-type="float" office:value="348151">
                <text:p>348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